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06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10" table:default-cell-style-name="ce2"/>
        <table:table-column table:style-name="co1" table:number-columns-repeated="245" table:default-cell-style-name="Default"/>
        <table:table-row table:style-name="ro1"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/>
          <table:table-cell/>
          <table:table-cell table:style-name="ce1" table:number-columns-repeated="242"/>
        </table:table-row>
        <table:table-row table:style-name="ro1">
          <table:table-cell office:value-type="string">
            <text:p>x</text:p>
          </table:table-cell>
          <table:table-cell office:value-type="float" office:value="0.1">
            <text:p>0.100000</text:p>
          </table:table-cell>
          <table:table-cell office:value-type="float" office:value="0.2">
            <text:p>0.200000</text:p>
          </table:table-cell>
          <table:table-cell office:value-type="float" office:value="0.3">
            <text:p>0.300000</text:p>
          </table:table-cell>
          <table:table-cell office:value-type="float" office:value="0.4">
            <text:p>0.400000</text:p>
          </table:table-cell>
          <table:table-cell office:value-type="float" office:value="0.5">
            <text:p>0.500000</text:p>
          </table:table-cell>
          <table:table-cell office:value-type="float" office:value="0.6">
            <text:p>0.600000</text:p>
          </table:table-cell>
          <table:table-cell office:value-type="float" office:value="0.7">
            <text:p>0.700000</text:p>
          </table:table-cell>
          <table:table-cell office:value-type="float" office:value="0.8">
            <text:p>0.800000</text:p>
          </table:table-cell>
          <table:table-cell office:value-type="float" office:value="0.9">
            <text:p>0.900000</text:p>
          </table:table-cell>
          <table:table-cell office:value-type="float" office:value="1">
            <text:p>1.000000</text:p>
          </table:table-cell>
          <table:table-cell table:style-name="ce2"/>
          <table:table-cell/>
          <table:table-cell table:style-name="ce2" office:value-type="float" office:value="3.14">
            <text:p>3.140000</text:p>
          </table:table-cell>
          <table:table-cell table:number-columns-repeated="242"/>
        </table:table-row>
        <table:table-row table:style-name="ro1">
          <table:table-cell office:value-type="string">
            <text:p>fx</text:p>
          </table:table-cell>
          <table:table-cell table:formula="oooc:=COS(2*[.B2])" office:value-type="float" office:value="0.980066577841242">
            <text:p>0.980067</text:p>
          </table:table-cell>
          <table:table-cell table:formula="oooc:=COS(2*[.C2])" office:value-type="float" office:value="0.921060994002885">
            <text:p>0.921061</text:p>
          </table:table-cell>
          <table:table-cell table:formula="oooc:=COS(2*[.D2])" office:value-type="float" office:value="0.825335614909678">
            <text:p>0.825336</text:p>
          </table:table-cell>
          <table:table-cell table:formula="oooc:=COS(2*[.E2])" office:value-type="float" office:value="0.696706709347165">
            <text:p>0.696707</text:p>
          </table:table-cell>
          <table:table-cell table:formula="oooc:=COS(2*[.F2])" office:value-type="float" office:value="0.54030230586814">
            <text:p>0.540302</text:p>
          </table:table-cell>
          <table:table-cell table:formula="oooc:=COS(2*[.G2])" office:value-type="float" office:value="0.362357754476673">
            <text:p>0.362358</text:p>
          </table:table-cell>
          <table:table-cell table:formula="oooc:=COS(2*[.H2])" office:value-type="float" office:value="0.169967142900241">
            <text:p>0.169967</text:p>
          </table:table-cell>
          <table:table-cell table:number-columns-repeated="3" office:value-type="float" office:value="0">
            <text:p>0.000000</text:p>
          </table:table-cell>
          <table:table-cell table:style-name="ce2"/>
          <table:table-cell/>
          <table:table-cell office:value-type="float" office:value="10">
            <text:p>10</text:p>
          </table:table-cell>
          <table:table-cell table:number-columns-repeated="242"/>
        </table:table-row>
        <table:table-row table:style-name="ro1">
          <table:table-cell/>
          <table:table-cell table:formula="oooc:=(_K*([.C3]-2*[.B3]+_a)) + [.B3]" office:value-type="float" office:value="0.956464344305899">
            <text:p>0.956464</text:p>
          </table:table-cell>
          <table:table-cell table:formula="oooc:=(_K*([.D3]-2*[.C3]+[.B3])) + [.C3]" office:value-type="float" office:value="0.906373075900945">
            <text:p>0.906373</text:p>
          </table:table-cell>
          <table:table-cell table:formula="oooc:=(_K*([.E3]-2*[.D3]+[.C3])) + [.D3]" office:value-type="float" office:value="0.812174204321956">
            <text:p>0.812174</text:p>
          </table:table-cell>
          <table:table-cell table:formula="oooc:=(_K*([.F3]-2*[.E3]+[.D3])) + [.E3]" office:value-type="float" office:value="0.68559651018056">
            <text:p>0.685597</text:p>
          </table:table-cell>
          <table:table-cell table:formula="oooc:=(_K*([.G3]-2*[.F3]+[.E3])) + [.F3]" office:value-type="float" office:value="0.531686246703163">
            <text:p>0.531686</text:p>
          </table:table-cell>
          <table:table-cell table:formula="oooc:=(_K*([.H3]-2*[.G3]+[.F3])) + [.G3]" office:value-type="float" office:value="0.356579330402687">
            <text:p>0.356579</text:p>
          </table:table-cell>
          <table:table-cell table:formula="oooc:=(_K*([.I3]-2*[.H3]+[.G3])) + [.H3]" office:value-type="float" office:value="0.178936530370718">
            <text:p>0.178937</text:p>
          </table:table-cell>
          <table:table-cell table:formula="oooc:=(_K*([.J3]-2*[.I3]+[.H3])) + [.I3]" office:value-type="float" office:value="0.0679868571600963">
            <text:p>0.067987</text:p>
          </table:table-cell>
          <table:table-cell table:formula="oooc:=(_K*([.K3]-2*[.J3]+[.I3])) + [.J3]" office:value-type="float" office:value="0">
            <text:p>0.000000</text:p>
          </table:table-cell>
          <table:table-cell table:formula="oooc:=(_K*(_b-2*[.K3]+[.J3])) + [.K3]" office:value-type="float" office:value="0">
            <text:p>0.000000</text:p>
          </table:table-cell>
          <table:table-cell table:style-name="ce2"/>
          <table:table-cell table:number-columns-repeated="244"/>
        </table:table-row>
        <table:table-row table:style-name="ro1">
          <table:table-cell/>
          <table:table-cell table:formula="oooc:=(_K*([.C4]-2*[.B4]+_a)) + [.B4]" office:value-type="float" office:value="0.945868730358054">
            <text:p>0.945869</text:p>
          </table:table-cell>
          <table:table-cell table:formula="oooc:=(_K*([.D4]-2*[.C4]+[.B4])) + [.C4]" office:value-type="float" office:value="0.888730034631331">
            <text:p>0.888730</text:p>
          </table:table-cell>
          <table:table-cell table:formula="oooc:=(_K*([.E4]-2*[.D4]+[.C4])) + [.D4]" office:value-type="float" office:value="0.799222675296993">
            <text:p>0.799223</text:p>
          </table:table-cell>
          <table:table-cell table:formula="oooc:=(_K*([.F4]-2*[.E4]+[.D4])) + [.E4]" office:value-type="float" office:value="0.67466348244616">
            <text:p>0.674663</text:p>
          </table:table-cell>
          <table:table-cell table:formula="oooc:=(_K*([.G4]-2*[.F4]+[.E4])) + [.F4]" office:value-type="float" office:value="0.523207585573932">
            <text:p>0.523208</text:p>
          </table:table-cell>
          <table:table-cell table:formula="oooc:=(_K*([.H4]-2*[.G4]+[.F4])) + [.G4]" office:value-type="float" office:value="0.35556497691009">
            <text:p>0.355565</text:p>
          </table:table-cell>
          <table:table-cell table:formula="oooc:=(_K*([.I4]-2*[.H4]+[.G4])) + [.H4]" office:value-type="float" office:value="0.205613781099257">
            <text:p>0.205614</text:p>
          </table:table-cell>
          <table:table-cell table:formula="oooc:=(_K*([.J4]-2*[.I4]+[.H4])) + [.I4]" office:value-type="float" office:value="0.0851719835803063">
            <text:p>0.085172</text:p>
          </table:table-cell>
          <table:table-cell table:formula="oooc:=(_K*([.K4]-2*[.J4]+[.I4])) + [.J4]" office:value-type="float" office:value="0.0271947428640385">
            <text:p>0.027195</text:p>
          </table:table-cell>
          <table:table-cell table:formula="oooc:=(_K*(_b-2*[.K4]+[.J4])) + [.K4]" office:value-type="float" office:value="0">
            <text:p>0.000000</text:p>
          </table:table-cell>
          <table:table-cell table:style-name="ce2"/>
          <table:table-cell table:number-columns-repeated="244"/>
        </table:table-row>
        <table:table-row table:style-name="ro1">
          <table:table-cell/>
          <table:table-cell table:formula="oooc:=(_K*([.C5]-2*[.B5]+_a)) + [.B5]" office:value-type="float" office:value="0.93669239106064">
            <text:p>0.936692</text:p>
          </table:table-cell>
          <table:table-cell table:formula="oooc:=(_K*([.D5]-2*[.C5]+[.B5])) + [.C5]" office:value-type="float" office:value="0.875782569188285">
            <text:p>0.875783</text:p>
          </table:table-cell>
          <table:table-cell table:formula="oooc:=(_K*([.E5]-2*[.D5]+[.C5])) + [.D5]" office:value-type="float" office:value="0.785201941890395">
            <text:p>0.785202</text:p>
          </table:table-cell>
          <table:table-cell table:formula="oooc:=(_K*([.F5]-2*[.E5]+[.D5])) + [.E5]" office:value-type="float" office:value="0.663904800837602">
            <text:p>0.663905</text:p>
          </table:table-cell>
          <table:table-cell table:formula="oooc:=(_K*([.G5]-2*[.F5]+[.E5])) + [.F5]" office:value-type="float" office:value="0.516732900857286">
            <text:p>0.516733</text:p>
          </table:table-cell>
          <table:table-cell table:formula="oooc:=(_K*([.H5]-2*[.G5]+[.F5])) + [.G5]" office:value-type="float" office:value="0.362641542051293">
            <text:p>0.362642</text:p>
          </table:table-cell>
          <table:table-cell table:formula="oooc:=(_K*([.I5]-2*[.H5]+[.G5])) + [.H5]" office:value-type="float" office:value="0.21741754041601">
            <text:p>0.217418</text:p>
          </table:table-cell>
          <table:table-cell table:formula="oooc:=(_K*([.J5]-2*[.I5]+[.H5])) + [.I5]" office:value-type="float" office:value="0.110157806301379">
            <text:p>0.110158</text:p>
          </table:table-cell>
          <table:table-cell table:formula="oooc:=(_K*([.K5]-2*[.J5]+[.I5])) + [.J5]" office:value-type="float" office:value="0.0395077420049302">
            <text:p>0.039508</text:p>
          </table:table-cell>
          <table:table-cell table:formula="oooc:=(_K*(_b-2*[.K5]+[.J5])) + [.K5]" office:value-type="float" office:value="0.0108778971456154">
            <text:p>0.010878</text:p>
          </table:table-cell>
          <table:table-cell table:style-name="ce2"/>
          <table:table-cell table:number-columns-repeated="244"/>
        </table:table-row>
        <table:table-row table:style-name="ro1">
          <table:table-cell/>
          <table:table-cell table:formula="oooc:=(_K*([.C6]-2*[.B6]+_a)) + [.B6]" office:value-type="float" office:value="0.929678137023939">
            <text:p>0.929678</text:p>
          </table:table-cell>
          <table:table-cell table:formula="oooc:=(_K*([.D6]-2*[.C6]+[.B6])) + [.C6]" office:value-type="float" office:value="0.863914247018071">
            <text:p>0.863914</text:p>
          </table:table-cell>
          <table:table-cell table:formula="oooc:=(_K*([.E6]-2*[.D6]+[.C6])) + [.D6]" office:value-type="float" office:value="0.772915336388434">
            <text:p>0.772915</text:p>
          </table:table-cell>
          <table:table-cell table:formula="oooc:=(_K*([.F6]-2*[.E6]+[.D6])) + [.E6]" office:value-type="float" office:value="0.653554897266593">
            <text:p>0.653555</text:p>
          </table:table-cell>
          <table:table-cell table:formula="oooc:=(_K*([.G6]-2*[.F6]+[.E6])) + [.F6]" office:value-type="float" office:value="0.513965117327015">
            <text:p>0.513965</text:p>
          </table:table-cell>
          <table:table-cell table:formula="oooc:=(_K*([.H6]-2*[.G6]+[.F6])) + [.G6]" office:value-type="float" office:value="0.366188484919577">
            <text:p>0.366188</text:p>
          </table:table-cell>
          <table:table-cell table:formula="oooc:=(_K*([.I6]-2*[.H6]+[.G6])) + [.H6]" office:value-type="float" office:value="0.232603247424271">
            <text:p>0.232603</text:p>
          </table:table-cell>
          <table:table-cell table:formula="oooc:=(_K*([.J6]-2*[.I6]+[.H6])) + [.I6]" office:value-type="float" office:value="0.124801674228652">
            <text:p>0.124802</text:p>
          </table:table-cell>
          <table:table-cell table:formula="oooc:=(_K*([.K6]-2*[.J6]+[.I6])) + [.J6]" office:value-type="float" office:value="0.056315829779784">
            <text:p>0.056316</text:p>
          </table:table-cell>
          <table:table-cell table:formula="oooc:=(_K*(_b-2*[.K6]+[.J6])) + [.K6]" office:value-type="float" office:value="0.0179786762310952">
            <text:p>0.017979</text:p>
          </table:table-cell>
          <table:table-cell table:style-name="ce2"/>
          <table:table-cell table:number-columns-repeated="244"/>
        </table:table-row>
        <table:table-row table:style-name="ro1">
          <table:table-cell table:formula="oooc:=[.B3]" office:value-type="float" office:value="0.980066577841242">
            <text:p>0.98</text:p>
          </table:table-cell>
          <table:table-cell table:formula="oooc:=(_K*([.C7]-2*[.B7]+_a)) + [.B7]" office:value-type="float" office:value="0.923527957348513">
            <text:p>0.923528</text:p>
          </table:table-cell>
          <table:table-cell table:formula="oooc:=(_K*([.D7]-2*[.C7]+[.B7])) + [.C7]" office:value-type="float" office:value="0.853820238768563">
            <text:p>0.853820</text:p>
          </table:table-cell>
          <table:table-cell table:formula="oooc:=(_K*([.E7]-2*[.D7]+[.C7])) + [.D7]" office:value-type="float" office:value="0.761570724991552">
            <text:p>0.761571</text:p>
          </table:table-cell>
          <table:table-cell table:formula="oooc:=(_K*([.F7]-2*[.E7]+[.D7])) + [.E7]" office:value-type="float" office:value="0.645463160939498">
            <text:p>0.645463</text:p>
          </table:table-cell>
          <table:table-cell table:formula="oooc:=(_K*([.G7]-2*[.F7]+[.E7])) + [.F7]" office:value-type="float" office:value="0.510690376339871">
            <text:p>0.510690</text:p>
          </table:table-cell>
          <table:table-cell table:formula="oooc:=(_K*([.H7]-2*[.G7]+[.F7])) + [.G7]" office:value-type="float" office:value="0.37186504288443">
            <text:p>0.371865</text:p>
          </table:table-cell>
          <table:table-cell table:formula="oooc:=(_K*([.I7]-2*[.H7]+[.G7])) + [.H7]" office:value-type="float" office:value="0.242916713144146">
            <text:p>0.242917</text:p>
          </table:table-cell>
          <table:table-cell table:formula="oooc:=(_K*([.J7]-2*[.I7]+[.H7])) + [.I7]" office:value-type="float" office:value="0.140527965727352">
            <text:p>0.140528</text:p>
          </table:table-cell>
          <table:table-cell table:formula="oooc:=(_K*([.K7]-2*[.J7]+[.I7])) + [.J7]" office:value-type="float" office:value="0.0683753061398556">
            <text:p>0.068375</text:p>
          </table:table-cell>
          <table:table-cell table:formula="oooc:=(_K*(_b-2*[.K7]+[.J7])) + [.K7]" office:value-type="float" office:value="0.0261220671581326">
            <text:p>0.026122</text:p>
          </table:table-cell>
          <table:table-cell table:style-name="ce2"/>
          <table:table-cell table:number-columns-repeated="244"/>
        </table:table-row>
        <table:table-row table:style-name="ro1">
          <table:table-cell table:formula="oooc:=[.K3]" office:value-type="float" office:value="0">
            <text:p>0</text:p>
          </table:table-cell>
          <table:table-cell table:formula="oooc:=(_K*([.C8]-2*[.B8]+_a)) + [.B8]" office:value-type="float" office:value="0.918260318113624">
            <text:p>0.918260</text:p>
          </table:table-cell>
          <table:table-cell table:formula="oooc:=(_K*([.D8]-2*[.C8]+[.B8])) + [.C8]" office:value-type="float" office:value="0.844803520689739">
            <text:p>0.844804</text:p>
          </table:table-cell>
          <table:table-cell table:formula="oooc:=(_K*([.E8]-2*[.D8]+[.C8])) + [.D8]" office:value-type="float" office:value="0.752027504881535">
            <text:p>0.752028</text:p>
          </table:table-cell>
          <table:table-cell table:formula="oooc:=(_K*([.F8]-2*[.E8]+[.D8])) + [.E8]" office:value-type="float" office:value="0.637997072720469">
            <text:p>0.637997</text:p>
          </table:table-cell>
          <table:table-cell table:formula="oooc:=(_K*([.G8]-2*[.F8]+[.E8])) + [.F8]" office:value-type="float" office:value="0.509069356797545">
            <text:p>0.509069</text:p>
          </table:table-cell>
          <table:table-cell table:formula="oooc:=(_K*([.H8]-2*[.G8]+[.F8])) + [.G8]" office:value-type="float" office:value="0.375815844370493">
            <text:p>0.375816</text:p>
          </table:table-cell>
          <table:table-cell table:formula="oooc:=(_K*([.I8]-2*[.H8]+[.G8])) + [.H8]" office:value-type="float" office:value="0.253540546073542">
            <text:p>0.253541</text:p>
          </table:table-cell>
          <table:table-cell table:formula="oooc:=(_K*([.J8]-2*[.I8]+[.H8])) + [.I8]" office:value-type="float" office:value="0.152622400859071">
            <text:p>0.152622</text:p>
          </table:table-cell>
          <table:table-cell table:formula="oooc:=(_K*([.K8]-2*[.J8]+[.I8])) + [.J8]" office:value-type="float" office:value="0.0803350743821651">
            <text:p>0.080335</text:p>
          </table:table-cell>
          <table:table-cell table:formula="oooc:=(_K*(_b-2*[.K8]+[.J8])) + [.K8]" office:value-type="float" office:value="0.0325745358875688">
            <text:p>0.032575</text:p>
          </table:table-cell>
          <table:table-cell table:style-name="ce2"/>
          <table:table-cell table:number-columns-repeated="244"/>
        </table:table-row>
        <table:table-row table:style-name="ro1">
          <table:table-cell office:value-type="float" office:value="0.4">
            <text:p>0.4</text:p>
          </table:table-cell>
          <table:table-cell table:formula="oooc:=(_K*([.C9]-2*[.B9]+_a)) + [.B9]" office:value-type="float" office:value="0.913600103035117">
            <text:p>0.913600</text:p>
          </table:table-cell>
          <table:table-cell table:formula="oooc:=(_K*([.D9]-2*[.C9]+[.B9])) + [.C9]" office:value-type="float" office:value="0.837075833336011">
            <text:p>0.837076</text:p>
          </table:table-cell>
          <table:table-cell table:formula="oooc:=(_K*([.E9]-2*[.D9]+[.C9])) + [.D9]" office:value-type="float" office:value="0.74352573834039">
            <text:p>0.743526</text:p>
          </table:table-cell>
          <table:table-cell table:formula="oooc:=(_K*([.F9]-2*[.E9]+[.D9])) + [.E9]" office:value-type="float" office:value="0.632038159215726">
            <text:p>0.632038</text:p>
          </table:table-cell>
          <table:table-cell table:formula="oooc:=(_K*([.G9]-2*[.F9]+[.E9])) + [.F9]" office:value-type="float" office:value="0.507339038195894">
            <text:p>0.507339</text:p>
          </table:table-cell>
          <table:table-cell table:formula="oooc:=(_K*([.H9]-2*[.G9]+[.F9])) + [.G9]" office:value-type="float" office:value="0.380207130022533">
            <text:p>0.380207</text:p>
          </table:table-cell>
          <table:table-cell table:formula="oooc:=(_K*([.I9]-2*[.H9]+[.G9])) + [.H9]" office:value-type="float" office:value="0.262083407306534">
            <text:p>0.262083</text:p>
          </table:table-cell>
          <table:table-cell table:formula="oooc:=(_K*([.J9]-2*[.I9]+[.H9])) + [.I9]" office:value-type="float" office:value="0.164074728354097">
            <text:p>0.164075</text:p>
          </table:table-cell>
          <table:table-cell table:formula="oooc:=(_K*([.K9]-2*[.J9]+[.I9])) + [.J9]" office:value-type="float" office:value="0.090145789575089">
            <text:p>0.090146</text:p>
          </table:table-cell>
          <table:table-cell table:formula="oooc:=(_K*(_b-2*[.K9]+[.J9])) + [.K9]" office:value-type="float" office:value="0.0386489369303798">
            <text:p>0.038649</text:p>
          </table:table-cell>
          <table:table-cell table:style-name="ce2"/>
          <table:table-cell table:number-columns-repeated="244"/>
        </table:table-row>
        <table:table-row table:style-name="ro1">
          <table:table-cell/>
          <table:table-cell table:formula="oooc:=(_K*([.C10]-2*[.B10]+_a)) + [.B10]" office:value-type="float" office:value="0.909576985077925">
            <text:p>0.909577</text:p>
          </table:table-cell>
          <table:table-cell table:formula="oooc:=(_K*([.D10]-2*[.C10]+[.B10])) + [.C10]" office:value-type="float" office:value="0.830265503217405">
            <text:p>0.830266</text:p>
          </table:table-cell>
          <table:table-cell table:formula="oooc:=(_K*([.E10]-2*[.D10]+[.C10])) + [.D10]" office:value-type="float" office:value="0.736350744688773">
            <text:p>0.736351</text:p>
          </table:table-cell>
          <table:table-cell table:formula="oooc:=(_K*([.F10]-2*[.E10]+[.D10])) + [.E10]" office:value-type="float" office:value="0.626753542457659">
            <text:p>0.626754</text:p>
          </table:table-cell>
          <table:table-cell table:formula="oooc:=(_K*([.G10]-2*[.F10]+[.E10])) + [.F10]" office:value-type="float" office:value="0.506365923334482">
            <text:p>0.506366</text:p>
          </table:table-cell>
          <table:table-cell table:formula="oooc:=(_K*([.H10]-2*[.G10]+[.F10])) + [.G10]" office:value-type="float" office:value="0.383810404205478">
            <text:p>0.383810</text:p>
          </table:table-cell>
          <table:table-cell table:formula="oooc:=(_K*([.I10]-2*[.H10]+[.G10])) + [.H10]" office:value-type="float" office:value="0.270129424811959">
            <text:p>0.270129</text:p>
          </table:table-cell>
          <table:table-cell table:formula="oooc:=(_K*([.J10]-2*[.I10]+[.H10])) + [.I10]" office:value-type="float" office:value="0.173706624423469">
            <text:p>0.173707</text:p>
          </table:table-cell>
          <table:table-cell table:formula="oooc:=(_K*([.K10]-2*[.J10]+[.I10])) + [.J10]" office:value-type="float" office:value="0.0991186240288085">
            <text:p>0.099119</text:p>
          </table:table-cell>
          <table:table-cell table:formula="oooc:=(_K*(_b-2*[.K10]+[.J10])) + [.K10]" office:value-type="float" office:value="0.0437881032161115">
            <text:p>0.043788</text:p>
          </table:table-cell>
          <table:table-cell table:style-name="ce2"/>
          <table:table-cell table:number-columns-repeated="244"/>
        </table:table-row>
        <table:table-row table:style-name="ro1">
          <table:table-cell/>
          <table:table-cell table:formula="oooc:=(_K*([.C11]-2*[.B11]+_a)) + [.B11]" office:value-type="float" office:value="0.906048229439044">
            <text:p>0.906048</text:p>
          </table:table-cell>
          <table:table-cell table:formula="oooc:=(_K*([.D11]-2*[.C11]+[.B11])) + [.C11]" office:value-type="float" office:value="0.82442419255016">
            <text:p>0.824424</text:p>
          </table:table-cell>
          <table:table-cell table:formula="oooc:=(_K*([.E11]-2*[.D11]+[.C11])) + [.D11]" office:value-type="float" office:value="0.73007776720778">
            <text:p>0.730078</text:p>
          </table:table-cell>
          <table:table-cell table:formula="oooc:=(_K*([.F11]-2*[.E11]+[.D11])) + [.E11]" office:value-type="float" office:value="0.622437375700834">
            <text:p>0.622437</text:p>
          </table:table-cell>
          <table:table-cell table:formula="oooc:=(_K*([.G11]-2*[.F11]+[.E11])) + [.F11]" office:value-type="float" office:value="0.505498763332151">
            <text:p>0.505499</text:p>
          </table:table-cell>
          <table:table-cell table:formula="oooc:=(_K*([.H11]-2*[.G11]+[.F11])) + [.G11]" office:value-type="float" office:value="0.387360220099672">
            <text:p>0.387360</text:p>
          </table:table-cell>
          <table:table-cell table:formula="oooc:=(_K*([.I11]-2*[.H11]+[.G11])) + [.H11]" office:value-type="float" office:value="0.27703269641397">
            <text:p>0.277033</text:p>
          </table:table-cell>
          <table:table-cell table:formula="oooc:=(_K*([.J11]-2*[.I11]+[.H11])) + [.I11]" office:value-type="float" office:value="0.182440544421001">
            <text:p>0.182441</text:p>
          </table:table-cell>
          <table:table-cell table:formula="oooc:=(_K*([.K11]-2*[.J11]+[.I11])) + [.J11]" office:value-type="float" office:value="0.106821615861594">
            <text:p>0.106822</text:p>
          </table:table-cell>
          <table:table-cell table:formula="oooc:=(_K*(_b-2*[.K11]+[.J11])) + [.K11]" office:value-type="float" office:value="0.0484050702547457">
            <text:p>0.048405</text:p>
          </table:table-cell>
          <table:table-cell table:style-name="ce2"/>
          <table:table-cell table:number-columns-repeated="244"/>
        </table:table-row>
        <table:table-row table:style-name="ro1">
          <table:table-cell/>
          <table:table-cell table:formula="oooc:=(_K*([.C12]-2*[.B12]+_a)) + [.B12]" office:value-type="float" office:value="0.903005954044369">
            <text:p>0.903006</text:p>
          </table:table-cell>
          <table:table-cell table:formula="oooc:=(_K*([.D12]-2*[.C12]+[.B12])) + [.C12]" office:value-type="float" office:value="0.819335237168762">
            <text:p>0.819335</text:p>
          </table:table-cell>
          <table:table-cell table:formula="oooc:=(_K*([.E12]-2*[.D12]+[.C12])) + [.D12]" office:value-type="float" office:value="0.724760180741954">
            <text:p>0.724760</text:p>
          </table:table-cell>
          <table:table-cell table:formula="oooc:=(_K*([.F12]-2*[.E12]+[.D12])) + [.E12]" office:value-type="float" office:value="0.618718087356139">
            <text:p>0.618718</text:p>
          </table:table-cell>
          <table:table-cell table:formula="oooc:=(_K*([.G12]-2*[.F12]+[.E12])) + [.F12]" office:value-type="float" office:value="0.505018790986633">
            <text:p>0.505019</text:p>
          </table:table-cell>
          <table:table-cell table:formula="oooc:=(_K*([.H12]-2*[.G12]+[.F12])) + [.G12]" office:value-type="float" office:value="0.390484627918383">
            <text:p>0.390485</text:p>
          </table:table-cell>
          <table:table-cell table:formula="oooc:=(_K*([.I12]-2*[.H12]+[.G12])) + [.H12]" office:value-type="float" office:value="0.283326845091063">
            <text:p>0.283327</text:p>
          </table:table-cell>
          <table:table-cell table:formula="oooc:=(_K*([.J12]-2*[.I12]+[.H12])) + [.I12]" office:value-type="float" office:value="0.190029833794426">
            <text:p>0.190030</text:p>
          </table:table-cell>
          <table:table-cell table:formula="oooc:=(_K*([.K12]-2*[.J12]+[.I12])) + [.J12]" office:value-type="float" office:value="0.113702569042617">
            <text:p>0.113703</text:p>
          </table:table-cell>
          <table:table-cell table:formula="oooc:=(_K*(_b-2*[.K12]+[.J12])) + [.K12]" office:value-type="float" office:value="0.0524096603955866">
            <text:p>0.052410</text:p>
          </table:table-cell>
          <table:table-cell table:style-name="ce2"/>
          <table:table-cell table:number-columns-repeated="244"/>
        </table:table-row>
        <table:table-row table:style-name="ro1">
          <table:table-cell/>
          <table:table-cell table:formula="oooc:=(_K*([.C13]-2*[.B13]+_a)) + [.B13]" office:value-type="float" office:value="0.900361916812875">
            <text:p>0.900362</text:p>
          </table:table-cell>
          <table:table-cell table:formula="oooc:=(_K*([.D13]-2*[.C13]+[.B13])) + [.C13]" office:value-type="float" office:value="0.814973501348281">
            <text:p>0.814974</text:p>
          </table:table-cell>
          <table:table-cell table:formula="oooc:=(_K*([.E13]-2*[.D13]+[.C13])) + [.D13]" office:value-type="float" office:value="0.720173365958351">
            <text:p>0.720173</text:p>
          </table:table-cell>
          <table:table-cell table:formula="oooc:=(_K*([.F13]-2*[.E13]+[.D13])) + [.E13]" office:value-type="float" office:value="0.615655206162662">
            <text:p>0.615655</text:p>
          </table:table-cell>
          <table:table-cell table:formula="oooc:=(_K*([.G13]-2*[.F13]+[.E13])) + [.F13]" office:value-type="float" office:value="0.504684844307135">
            <text:p>0.504685</text:p>
          </table:table-cell>
          <table:table-cell table:formula="oooc:=(_K*([.H13]-2*[.G13]+[.F13])) + [.G13]" office:value-type="float" office:value="0.393435180014755">
            <text:p>0.393435</text:p>
          </table:table-cell>
          <table:table-cell table:formula="oooc:=(_K*([.I13]-2*[.H13]+[.G13])) + [.H13]" office:value-type="float" office:value="0.288871153703336">
            <text:p>0.288871</text:p>
          </table:table-cell>
          <table:table-cell table:formula="oooc:=(_K*([.J13]-2*[.I13]+[.H13])) + [.I13]" office:value-type="float" office:value="0.196817732412357">
            <text:p>0.196818</text:p>
          </table:table-cell>
          <table:table-cell table:formula="oooc:=(_K*([.K13]-2*[.J13]+[.I13])) + [.J13]" office:value-type="float" office:value="0.119716311484528">
            <text:p>0.119716</text:p>
          </table:table-cell>
          <table:table-cell table:formula="oooc:=(_K*(_b-2*[.K13]+[.J13])) + [.K13]" office:value-type="float" office:value="0.0559629596961643">
            <text:p>0.055963</text:p>
          </table:table-cell>
          <table:table-cell table:style-name="ce2"/>
          <table:table-cell table:number-columns-repeated="244"/>
        </table:table-row>
        <table:table-row table:style-name="ro1">
          <table:table-cell/>
          <table:table-cell table:formula="oooc:=(_K*([.C14]-2*[.B14]+_a)) + [.B14]" office:value-type="float" office:value="0.898088415038384">
            <text:p>0.898088</text:p>
          </table:table-cell>
          <table:table-cell table:formula="oooc:=(_K*([.D14]-2*[.C14]+[.B14])) + [.C14]" office:value-type="float" office:value="0.811208813378147">
            <text:p>0.811209</text:p>
          </table:table-cell>
          <table:table-cell table:formula="oooc:=(_K*([.E14]-2*[.D14]+[.C14])) + [.D14]" office:value-type="float" office:value="0.716286156196048">
            <text:p>0.716286</text:p>
          </table:table-cell>
          <table:table-cell table:formula="oooc:=(_K*([.F14]-2*[.E14]+[.D14])) + [.E14]" office:value-type="float" office:value="0.613074325338727">
            <text:p>0.613074</text:p>
          </table:table-cell>
          <table:table-cell table:formula="oooc:=(_K*([.G14]-2*[.F14]+[.E14])) + [.F14]" office:value-type="float" office:value="0.504573123332394">
            <text:p>0.504573</text:p>
          </table:table-cell>
          <table:table-cell table:formula="oooc:=(_K*([.H14]-2*[.G14]+[.F14])) + [.G14]" office:value-type="float" office:value="0.39610943520714">
            <text:p>0.396109</text:p>
          </table:table-cell>
          <table:table-cell table:formula="oooc:=(_K*([.I14]-2*[.H14]+[.G14])) + [.H14]" office:value-type="float" office:value="0.293875395711512">
            <text:p>0.293875</text:p>
          </table:table-cell>
          <table:table-cell table:formula="oooc:=(_K*([.J14]-2*[.I14]+[.H14])) + [.I14]" office:value-type="float" office:value="0.202798532557617">
            <text:p>0.202799</text:p>
          </table:table-cell>
          <table:table-cell table:formula="oooc:=(_K*([.K14]-2*[.J14]+[.I14])) + [.J14]" office:value-type="float" office:value="0.125055539140314">
            <text:p>0.125056</text:p>
          </table:table-cell>
          <table:table-cell table:formula="oooc:=(_K*(_b-2*[.K14]+[.J14])) + [.K14]" office:value-type="float" office:value="0.0590791165330442">
            <text:p>0.059079</text:p>
          </table:table-cell>
          <table:table-cell table:style-name="ce2"/>
          <table:table-cell table:number-columns-repeated="244"/>
        </table:table-row>
        <table:table-row table:style-name="ro1">
          <table:table-cell/>
          <table:table-cell table:formula="oooc:=(_K*([.C15]-2*[.B15]+_a)) + [.B15]" office:value-type="float" office:value="0.896127839495432">
            <text:p>0.896128</text:p>
          </table:table-cell>
          <table:table-cell table:formula="oooc:=(_K*([.D15]-2*[.C15]+[.B15])) + [.C15]" office:value-type="float" office:value="0.807991591169402">
            <text:p>0.807992</text:p>
          </table:table-cell>
          <table:table-cell table:formula="oooc:=(_K*([.E15]-2*[.D15]+[.C15])) + [.D15]" office:value-type="float" office:value="0.712970486725959">
            <text:p>0.712970</text:p>
          </table:table-cell>
          <table:table-cell table:formula="oooc:=(_K*([.F15]-2*[.E15]+[.D15])) + [.E15]" office:value-type="float" office:value="0.610958576879122">
            <text:p>0.610959</text:p>
          </table:table-cell>
          <table:table-cell table:formula="oooc:=(_K*([.G15]-2*[.F15]+[.E15])) + [.F15]" office:value-type="float" office:value="0.504588128884825">
            <text:p>0.504588</text:p>
          </table:table-cell>
          <table:table-cell table:formula="oooc:=(_K*([.H15]-2*[.G15]+[.F15])) + [.G15]" office:value-type="float" office:value="0.39860129465899">
            <text:p>0.398601</text:p>
          </table:table-cell>
          <table:table-cell table:formula="oooc:=(_K*([.I15]-2*[.H15]+[.G15])) + [.H15]" office:value-type="float" office:value="0.298338266248205">
            <text:p>0.298338</text:p>
          </table:table-cell>
          <table:table-cell table:formula="oooc:=(_K*([.J15]-2*[.I15]+[.H15])) + [.I15]" office:value-type="float" office:value="0.208132080452254">
            <text:p>0.208132</text:p>
          </table:table-cell>
          <table:table-cell table:formula="oooc:=(_K*([.K15]-2*[.J15]+[.I15])) + [.J15]" office:value-type="float" office:value="0.129762167464327">
            <text:p>0.129762</text:p>
          </table:table-cell>
          <table:table-cell table:formula="oooc:=(_K*(_b-2*[.K15]+[.J15])) + [.K15]" office:value-type="float" office:value="0.0618380389627346">
            <text:p>0.061838</text:p>
          </table:table-cell>
          <table:table-cell table:style-name="ce2"/>
          <table:table-cell table:number-columns-repeated="244"/>
        </table:table-row>
        <table:table-row table:style-name="ro1">
          <table:table-cell/>
          <table:table-cell table:formula="oooc:=(_K*([.C16]-2*[.B16]+_a)) + [.B16]" office:value-type="float" office:value="0.894448835503344">
            <text:p>0.894449</text:p>
          </table:table-cell>
          <table:table-cell table:formula="oooc:=(_K*([.D16]-2*[.C16]+[.B16])) + [.C16]" office:value-type="float" office:value="0.805237648722437">
            <text:p>0.805238</text:p>
          </table:table-cell>
          <table:table-cell table:formula="oooc:=(_K*([.E16]-2*[.D16]+[.C16])) + [.D16]" office:value-type="float" office:value="0.710174164564602">
            <text:p>0.710174</text:p>
          </table:table-cell>
          <table:table-cell table:formula="oooc:=(_K*([.F16]-2*[.E16]+[.D16])) + [.E16]" office:value-type="float" office:value="0.609215161620138">
            <text:p>0.609215</text:p>
          </table:table-cell>
          <table:table-cell table:formula="oooc:=(_K*([.G16]-2*[.F16]+[.E16])) + [.F16]" office:value-type="float" office:value="0.50474157439221">
            <text:p>0.504742</text:p>
          </table:table-cell>
          <table:table-cell table:formula="oooc:=(_K*([.H16]-2*[.G16]+[.F16])) + [.G16]" office:value-type="float" office:value="0.40089081698501">
            <text:p>0.400891</text:p>
          </table:table-cell>
          <table:table-cell table:formula="oooc:=(_K*([.I16]-2*[.H16]+[.G16])) + [.H16]" office:value-type="float" office:value="0.302361003294139">
            <text:p>0.302361</text:p>
          </table:table-cell>
          <table:table-cell table:formula="oooc:=(_K*([.J16]-2*[.I16]+[.H16])) + [.I16]" office:value-type="float" office:value="0.212866589575464">
            <text:p>0.212867</text:p>
          </table:table-cell>
          <table:table-cell table:formula="oooc:=(_K*([.K16]-2*[.J16]+[.I16])) + [.J16]" office:value-type="float" office:value="0.133940481258861">
            <text:p>0.133940</text:p>
          </table:table-cell>
          <table:table-cell table:formula="oooc:=(_K*(_b-2*[.K16]+[.J16])) + [.K16]" office:value-type="float" office:value="0.0642724747782779">
            <text:p>0.064272</text:p>
          </table:table-cell>
          <table:table-cell table:style-name="ce2"/>
          <table:table-cell table:number-columns-repeated="244"/>
        </table:table-row>
        <table:table-row table:style-name="ro1" table:number-rows-repeated="11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_K" table:base-cell-address="$Sheet1.$A$10" table:cell-range-address="$Sheet1.$A$10"/>
        <table:named-range table:name="_a" table:base-cell-address="$Sheet1.$A$8" table:cell-range-address="$Sheet1.$A$8"/>
        <table:named-range table:name="_b" table:base-cell-address="$Sheet1.$A$9" table:cell-range-address="$Sheet1.$A$9"/>
        <table:named-range table:name="_Ka" table:base-cell-address="$Sheet1.$A$8" table:cell-range-address="$Sheet1.$A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1">11/01/2009</text:date>, <text:time>19:0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9-01-11T17:23:09</meta:creation-date>
    <dc:date>2009-01-11T19:06:16</dc:date>
    <meta:editing-cycles>3</meta:editing-cycles>
    <meta:editing-duration>PT1H43M7S</meta:editing-duration>
    <meta:user-defined meta:name="Info 1"/>
    <meta:user-defined meta:name="Info 2"/>
    <meta:user-defined meta:name="Info 3"/>
    <meta:user-defined meta:name="Info 4"/>
    <meta:document-statistic meta:table-count="3" meta:cell-count="179"/>
  </office:meta>
</office:document-meta>
</file>